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4.55cm" fo:min-width="18.5cm"/>
    </style:style>
    <style:style style:name="gr2" style:family="graphic" style:parent-style-name="standard">
      <style:graphic-properties draw:fill-color="#ccff66" draw:textarea-horizontal-align="justify" draw:textarea-vertical-align="middle" draw:auto-grow-height="false" fo:min-height="3.95cm" fo:min-width="6.4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4.75cm" fo:min-width="18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fill-color="#9999ff" draw:textarea-horizontal-align="justify" draw:textarea-vertical-align="middle" draw:auto-grow-height="false" fo:min-height="3.35cm" fo:min-width="4.1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3.65cm" fo:min-width="6.9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3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0cm"/>
    </style:style>
    <style:style style:name="gr1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3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033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0.05cm"/>
    </style:style>
    <style:style style:name="gr17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18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20" style:family="graphic" style:parent-style-name="standard">
      <style:graphic-properties draw:marker-end="Arrow" draw:textarea-vertical-align="middle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loext:graphic-properties draw:fill-color="#ccff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999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cc00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ikimisi">
        <draw:custom-shape draw:style-name="gr1" draw:text-style-name="P1" draw:layer="layout" svg:width="19cm" svg:height="4.8cm" svg:x="1cm" svg:y="1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cm" svg:height="4.2cm" svg:x="3.7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4.8cm" svg:x="1cm" svg:y="2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4.8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cm" svg:height="1.3cm" svg:x="6.7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cm" svg:height="5cm" svg:x="1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12cm" svg:height="0.962cm" draw:transform="rotate (1.5707963267949) translate (1.538cm 7.457cm)">
          <draw:text-box>
            <text:p>Vision</text:p>
          </draw:text-box>
        </draw:frame>
        <draw:frame draw:style-name="gr6" draw:text-style-name="P4" draw:layer="layout" svg:width="3.5cm" svg:height="0.962cm" svg:x="7.3cm" svg:y="1.8cm">
          <draw:text-box>
            <text:p>Camera</text:p>
          </draw:text-box>
        </draw:frame>
        <draw:custom-shape draw:style-name="gr7" draw:text-style-name="P5" draw:layer="layout" svg:width="4.6cm" svg:height="3.6cm" svg:x="9.4cm" svg:y="4.7cm">
          <text:p text:style-name="P3"><text:span text:style-name="T1">FrontCameraVi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cm" svg:height="3.6cm" svg:x="3.4cm" svg:y="4.6cm">
          <text:p text:style-name="P3"><text:span text:style-name="T2">ColorCalibrator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7cm" svg:y1="4.4cm" svg:x2="8.7cm" svg:y2="8.3cm">
          <text:p/>
        </draw:line>
        <draw:custom-shape draw:style-name="gr9" draw:text-style-name="P8" draw:layer="layout" svg:width="7.4cm" svg:height="3.9cm" svg:x="5.4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cm" svg:height="1.6cm" svg:x="5.4cm" svg:y="11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cm" svg:height="1.7cm" svg:x="12.3cm" svg:y="11.8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9.2cm" svg:y1="10.9cm" svg:x2="9.2cm" svg:y2="14.8cm">
          <text:p/>
        </draw:line>
        <draw:frame draw:style-name="gr13" draw:text-style-name="P4" draw:layer="layout" svg:width="3.533cm" svg:height="0.962cm" draw:transform="rotate (1.5707963267949) translate (1.538cm 14.5cm)">
          <draw:text-box>
            <text:p>Field State</text:p>
          </draw:text-box>
        </draw:frame>
        <draw:line draw:style-name="gr14" draw:text-style-name="P7" draw:layer="layout" svg:x1="9.8cm" svg:y1="2.7cm" svg:x2="11.1cm" svg:y2="5.2cm">
          <text:p/>
        </draw:line>
        <draw:line draw:style-name="gr14" draw:text-style-name="P7" draw:layer="layout" svg:x1="8.3cm" svg:y1="2.8cm" svg:x2="6.4cm" svg:y2="5.1cm">
          <text:p/>
        </draw:line>
        <draw:line draw:style-name="gr14" draw:text-style-name="P7" draw:layer="layout" svg:x1="11.4cm" svg:y1="7.8cm" svg:x2="10.4cm" svg:y2="12cm">
          <text:p/>
        </draw:line>
        <draw:custom-shape draw:style-name="gr7" draw:text-style-name="P6" draw:layer="layout" svg:width="4.6cm" svg:height="3.6cm" svg:x="8.1cm" svg:y="23.4cm">
          <text:p text:style-name="P3"><text:span text:style-name="T2">CoilGun/Tribbl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cm" svg:height="3.6cm" svg:x="2.8cm" svg:y="23.4cm">
          <text:p text:style-name="P3"><text:span text:style-name="T2">Wheels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4.1cm" svg:height="1.673cm" draw:transform="rotate (1.5707963267949) translate (1.7cm 21cm)">
          <draw:text-box>
            <text:p>Game Logic</text:p>
          </draw:text-box>
        </draw:frame>
        <draw:custom-shape draw:style-name="gr16" draw:text-style-name="P3" xml:id="id2" draw:id="id2" draw:layer="layout" svg:width="1.1cm" svg:height="1cm" svg:x="7.4cm" svg:y="1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3" xml:id="id1" draw:id="id1" draw:layer="layout" svg:width="3.2cm" svg:height="0.7cm" svg:x="6.4cm" svg:y="17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" draw:id="id3" draw:layer="layout" svg:width="1.4cm" svg:height="0.6cm" svg:x="5.7cm" svg:y="20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4" draw:id="id4" draw:layer="layout" svg:width="1.7cm" svg:height="0.7cm" svg:x="8.3cm" svg:y="20.2cm">
          <text:p/>
          <draw:enhanced-geometry svg:viewBox="0 0 21600 21600" draw:type="rectangle" draw:enhanced-path="M 0 0 L 21600 0 21600 21600 0 21600 0 0 Z N"/>
        </draw:custom-shape>
        <draw:connector draw:style-name="gr20" draw:text-style-name="P3" draw:layer="layout" svg:x1="8cm" svg:y1="17.8cm" svg:x2="7.95cm" svg:y2="18.6cm" draw:start-shape="id1" draw:start-glue-point="2" draw:end-shape="id2" draw:end-glue-point="4" svg:d="M8000 17800v400h-50v400" svg:viewBox="0 0 51 801">
          <text:p/>
        </draw:connector>
        <draw:connector draw:style-name="gr20" draw:text-style-name="P3" draw:layer="layout" svg:x1="7.4cm" svg:y1="19.1cm" svg:x2="6.4cm" svg:y2="20.3cm" draw:start-shape="id2" draw:start-glue-point="5" draw:end-shape="id3" draw:end-glue-point="0" svg:d="M7400 19100h-1000v1200" svg:viewBox="0 0 1001 1201">
          <text:p/>
        </draw:connector>
        <draw:connector draw:style-name="gr20" draw:text-style-name="P3" draw:layer="layout" svg:x1="8.5cm" svg:y1="19.1cm" svg:x2="9.15cm" svg:y2="20.2cm" draw:start-shape="id2" draw:start-glue-point="7" draw:end-shape="id4" draw:end-glue-point="0" svg:d="M8500 19100h650v1100" svg:viewBox="0 0 651 1101">
          <text:p/>
        </draw:connector>
        <draw:line draw:style-name="gr14" draw:text-style-name="P7" draw:layer="layout" svg:x1="5.3cm" svg:y1="17.7cm" svg:x2="10.3cm" svg:y2="14cm">
          <text:p/>
        </draw:line>
        <draw:line draw:style-name="gr14" draw:text-style-name="P7" draw:layer="layout" svg:x1="7.9cm" svg:y1="20.6cm" svg:x2="10.6cm" svg:y2="24.7cm">
          <text:p/>
        </draw:line>
        <draw:line draw:style-name="gr14" draw:text-style-name="P7" draw:layer="layout" svg:x1="7.9cm" svg:y1="20.7cm" svg:x2="5.4cm" svg:y2="24.5cm">
          <text:p/>
        </draw:line>
        <draw:frame draw:style-name="gr5" draw:text-style-name="P4" draw:layer="layout" svg:width="2.966cm" svg:height="0.962cm" draw:transform="rotate (1.5707963267949) translate (4.038cm 20.666cm)">
          <draw:text-box>
            <text:p>Autopilot</text:p>
          </draw:text-box>
        </draw:frame>
        <draw:custom-shape draw:style-name="gr2" draw:text-style-name="P2" draw:layer="layout" svg:width="6.9cm" svg:height="4.2cm" svg:x="11.4cm" svg:y="16.9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4.1cm" svg:height="1.673cm" draw:transform="rotate (1.5707963267949) translate (11.727cm 21.1cm)">
          <draw:text-box>
            <text:p text:style-name="P10"><text:span text:style-name="T1">Manual Control</text:span></text:p>
          </draw:text-box>
        </draw:frame>
        <draw:line draw:style-name="gr14" draw:text-style-name="P7" draw:layer="layout" svg:x1="13.4cm" svg:y1="20.3cm" svg:x2="6.3cm" svg:y2="24.5cm">
          <text:p/>
        </draw:line>
        <draw:line draw:style-name="gr14" draw:text-style-name="P7" draw:layer="layout" svg:x1="14cm" svg:y1="20.6cm" svg:x2="11.5cm" svg:y2="2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äitmata_20_ja_20_ilma_20_jooneta_20_objekt" style:display-name="Täitmata ja ilma jooneta objekt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ikimisi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20:26:37.982000000</meta:creation-date>
    <dc:date>2015-07-19T20:50:50.750000000</dc:date>
    <meta:editing-duration>PT8M50S</meta:editing-duration>
    <meta:editing-cycles>2</meta:editing-cycles>
    <meta:generator>LibreOffice/4.4.4.3$Windows_x86 LibreOffice_project/2c39ebcf046445232b798108aa8a7e7d89552ea8</meta:generator>
    <meta:document-statistic meta:object-count="37"/>
  </office:meta>
</office:document-meta>
</file>